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589865548177539083"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194305732039015942"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71244595342924689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9157243737806049259"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240171880585696222"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216192369801811792"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37218663444031073"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4383244696444008959"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702886" text:continue-list="list637218663444031073"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56278963396166170"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722371"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709137"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691116"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701118"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717718"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oft-page-break/><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text:soft-page-break/>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 </text:span></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951513761246128309" text:style-name="L10">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5T20:44:45.06</dc:date>
    <dc:creator>James Lombardi</dc:creator>
    <meta:editing-duration>P9DT23H46M41S</meta:editing-duration>
    <meta:editing-cycles>856</meta:editing-cycles>
    <meta:generator>OpenOffice/4.1.2$Win32 OpenOffice.org_project/412m3$Build-9782</meta:generator>
    <meta:document-statistic meta:table-count="0" meta:image-count="9" meta:object-count="0" meta:page-count="96" meta:paragraph-count="2594" meta:word-count="29358" meta:character-count="150103"/>
  </office:meta>
</office:document-meta>
</file>